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TXihei" svg:font-family="STXihei" style:font-family-generic="system" style:font-pitch="variable" svg:panose-1="2 1 6 0 4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7284in" text:min-label-width="0.25in" text:list-level-position-and-space-mode="label-alignment">
          <style:list-level-label-alignment text:label-followed-by="listtab" fo:margin-left="1.9784in" fo:text-indent="-0.25in"/>
        </style:list-level-properties>
        <style:text-properties style:font-name="STXihei"/>
      </text:list-level-style-bullet>
      <text:list-level-style-bullet text:level="2" text:style-name="WW_CharLFO2LVL2" text:bullet-char="o">
        <style:list-level-properties text:space-before="2.2284in" text:min-label-width="0.25in" text:list-level-position-and-space-mode="label-alignment">
          <style:list-level-label-alignment text:label-followed-by="listtab" fo:margin-left="2.47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84in" text:min-label-width="0.25in" text:list-level-position-and-space-mode="label-alignment">
          <style:list-level-label-alignment text:label-followed-by="listtab" fo:margin-left="2.97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84in" text:min-label-width="0.25in" text:list-level-position-and-space-mode="label-alignment">
          <style:list-level-label-alignment text:label-followed-by="listtab" fo:margin-left="3.47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84in" text:min-label-width="0.25in" text:list-level-position-and-space-mode="label-alignment">
          <style:list-level-label-alignment text:label-followed-by="listtab" fo:margin-left="3.97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84in" text:min-label-width="0.25in" text:list-level-position-and-space-mode="label-alignment">
          <style:list-level-label-alignment text:label-followed-by="listtab" fo:margin-left="4.47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84in" text:min-label-width="0.25in" text:list-level-position-and-space-mode="label-alignment">
          <style:list-level-label-alignment text:label-followed-by="listtab" fo:margin-left="5.47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84in" text:min-label-width="0.25in" text:list-level-position-and-space-mode="label-alignment">
          <style:list-level-label-alignment text:label-followed-by="listtab" fo:margin-left="5.9784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8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9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0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1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2" style:parent-style-name="ListParagraph" style:list-style-name="LFO1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13" style:parent-style-name="ListParagraph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4" style:parent-style-name="ListParagraph" style:list-style-name="LFO1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15" style:parent-style-name="ListParagraph" style:family="paragraph">
      <style:paragraph-properties fo:text-align="justify" fo:margin-left="0.9812in">
        <style:tab-stops/>
      </style:paragraph-properties>
      <style:text-properties fo:font-size="13pt" style:font-size-asian="13pt" style:font-size-complex="13pt"/>
    </style:style>
    <style:style style:name="P16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17" style:parent-style-name="Normal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18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9" style:parent-style-name="Normal" style:family="paragraph">
      <style:paragraph-properties fo:break-before="page" fo:line-height="107%"/>
      <style:text-properties fo:font-size="13pt" style:font-size-asian="13pt" style:font-size-complex="13pt" fo:hyphenate="false"/>
    </style:style>
    <style:style style:name="P20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P25" style:parent-style-name="ListParagraph" style:list-style-name="LFO2" style:family="paragraph">
      <style:paragraph-properties fo:text-align="justify"/>
      <style:text-properties fo:font-size="13pt" style:font-size-asian="13pt" style:font-size-complex="13pt"/>
    </style:style>
    <style:style style:name="P26" style:parent-style-name="ListParagraph" style:list-style-name="LFO2" style:family="paragraph">
      <style:paragraph-properties fo:text-align="justify"/>
      <style:text-properties fo:font-size="13pt" style:font-size-asian="13pt" style:font-size-complex="13pt"/>
    </style:style>
    <style:style style:name="P27" style:parent-style-name="ListParagraph" style:list-style-name="LFO2" style:family="paragraph">
      <style:paragraph-properties fo:text-align="justify"/>
      <style:text-properties fo:font-size="13pt" style:font-size-asian="13pt" style:font-size-complex="13pt"/>
    </style:style>
    <style:style style:name="P28" style:parent-style-name="ListParagraph" style:list-style-name="LFO2" style:family="paragraph">
      <style:paragraph-properties fo:text-align="justify"/>
      <style:text-properties fo:font-size="13pt" style:font-size-asian="13pt" style:font-size-complex="13pt"/>
    </style:style>
    <style:style style:name="P29" style:parent-style-name="Normal" style:family="paragraph">
      <style:paragraph-properties fo:text-align="justify" fo:text-indent="0.4916in"/>
    </style:style>
    <style:style style:name="T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2" style:parent-style-name="Normal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6" style:parent-style-name="Normal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9" style:parent-style-name="ListParagraph" style:list-style-name="LFO5" style:family="paragraph">
      <style:paragraph-properties fo:text-align="justify"/>
      <style:text-properties fo:font-size="13pt" style:font-size-asian="13pt" style:font-size-complex="13pt"/>
    </style:style>
    <style:style style:name="P40" style:parent-style-name="ListParagraph" style:list-style-name="LFO5" style:family="paragraph">
      <style:paragraph-properties fo:text-align="justify"/>
      <style:text-properties fo:font-size="13pt" style:font-size-asian="13pt" style:font-size-complex="13pt"/>
    </style:style>
    <style:style style:name="P41" style:parent-style-name="ListParagraph" style:list-style-name="LFO5" style:family="paragraph">
      <style:paragraph-properties fo:text-align="justify"/>
      <style:text-properties fo:font-size="13pt" style:font-size-asian="13pt" style:font-size-complex="13pt"/>
    </style:style>
    <style:style style:name="P42" style:parent-style-name="ListParagraph" style:list-style-name="LFO5" style:family="paragraph">
      <style:paragraph-properties fo:text-align="justify"/>
      <style:text-properties fo:font-size="13pt" style:font-size-asian="13pt" style:font-size-complex="13pt"/>
    </style:style>
    <style:style style:name="P43" style:parent-style-name="ListParagraph" style:list-style-name="LFO5" style:family="paragraph">
      <style:paragraph-properties fo:text-align="justify"/>
      <style:text-properties fo:font-size="13pt" style:font-size-asian="13pt" style:font-size-complex="13pt"/>
    </style:style>
    <style:style style:name="P44" style:parent-style-name="ListParagraph" style:family="paragraph">
      <style:paragraph-properties fo:text-align="justify" fo:margin-left="0.7416in">
        <style:tab-stops/>
      </style:paragraph-properties>
      <style:text-properties fo:font-size="13pt" style:font-size-asian="13pt" style:font-size-complex="13pt"/>
    </style:style>
    <style:style style:name="P45" style:parent-style-name="ListParagraph" style:family="paragraph">
      <style:paragraph-properties fo:text-align="justify" fo:margin-left="0.7416in">
        <style:tab-stops/>
      </style:paragraph-properties>
      <style:text-properties fo:font-size="13pt" style:font-size-asian="13pt" style:font-size-complex="13pt"/>
    </style:style>
    <style:style style:name="P4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8pt" style:font-size-asian="18pt" style:font-size-complex="18pt" style:language-asian="pl" style:country-asian="PL" fo:hyphenate="false"/>
    </style:style>
    <style:style style:name="P4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8pt" style:font-size-asian="18pt" style:font-size-complex="18pt" style:language-asian="pl" style:country-asian="PL" fo:hyphenate="false"/>
    </style:style>
    <style:style style:name="P48" style:parent-style-name="Normal" style:family="paragraph">
      <style:paragraph-properties fo:break-before="page" fo:line-height="107%"/>
      <style:text-properties style:font-name-asian="Times New Roman" style:font-name-complex="Calibri" fo:font-weight="bold" style:font-weight-asian="bold" style:font-weight-complex="bold" style:letter-kerning="false" fo:font-size="18pt" style:font-size-asian="18pt" style:font-size-complex="18pt" style:language-asian="pl" style:country-asian="PL" fo:hyphenate="false"/>
    </style:style>
    <style:style style:name="P49" style:parent-style-name="Normal" style:family="paragraph">
      <style:paragraph-properties fo:text-align="justify"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 fo:hyphenate="false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5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5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5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7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58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5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6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3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4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6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6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9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8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8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8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8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7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8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9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0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1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2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4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9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</office:automatic-styles>
  <office:body>
    <office:text text:use-soft-page-breaks="true">
      <text:p text:style-name="P1">Specyfikacja oprogramowania</text:p>
      <text:p text:style-name="P2"><text:span text:style-name="T3"><text:line-break/></text:span><text:span text:style-name="T4">System zarządzania magazynem</text:span></text:p>
      <text:p text:style-name="P5"/>
      <text:p text:style-name="P6">Opis ogólny:</text:p>
      <text:p text:style-name="P7">System zarządzania magazynem jest<text:s/>lokalnym<text:s/>systemem<text:s/>webowym<text:s/>mającym wspomóc zarządzanie operacjami w<text:s/>konkretnej<text:s/>hali<text:s/>magazynowej. Oprogramowanie pomaga operować infrastrukturą magazynu oraz kontrolować stan zasobów.</text:p>
      <text:p text:style-name="P8">Autoryzacja pracowników odbywa się poprzez rejestrację i logowanie.<text:s/>Każdy pracownik ma przydzieloną<text:s/>rolę (kierownik, administrator, magazynier). Na jej podstawie określane są uprawnienia danego użytkownika.<text:s/></text:p>
      <text:p text:style-name="P9">W systemie przechowywane są dane na temat towarów: nazwa, ilość, numer seryjny,<text:s/>opis towaru,<text:s/>data ważności (jeśli wymagana).<text:s/></text:p>
      <text:p text:style-name="P10"/>
      <text:p text:style-name="P11">Funkcjonalność:</text:p>
      <text:list text:style-name="LFO1" text:continue-numbering="true">
        <text:list-item>
          <text:p text:style-name="P12">Dodanie nowego towaru:</text:p>
        </text:list-item>
      </text:list>
      <text:p text:style-name="P13">Rejestracja towaru<text:s/>(Wypełnianie przez użytkownika formularza na temat towaru,<text:s/>który<text:s/>następnie<text:s/>zostanie<text:s/>dodanie do bazy danych).</text:p>
      <text:list text:style-name="LFO1" text:continue-numbering="true">
        <text:list-item>
          <text:p text:style-name="P14">Usuwanie istniejącego towaru:</text:p>
        </text:list-item>
      </text:list>
      <text:p text:style-name="P15">Magazynier, Kierownik lub Administrator ma możliwość usunięcia istniejącego już towaru z bazy danych,<text:s/>poprzez odpowiednią funkcję w aplikacji.</text:p>
      <text:p text:style-name="P16">c) Rejestracja<text:s/>i logowanie:</text:p>
      <text:p text:style-name="P17">Użytkownik ma możliwość rejestracji oraz logowania do systemu, poprzez formularz, który jest połączony z bazą danych.</text:p>
      <text:p text:style-name="P18"><text:tab/></text:p>
      <text:p text:style-name="P19"/>
      <text:p text:style-name="P20">d) Role:<text:tab/></text:p>
      <text:p text:style-name="P21"><text:span text:style-name="T22"><text:tab/></text:span><text:span text:style-name="T23"><text:tab/></text:span><text:span text:style-name="T24">Każdy z użytkowników ma nadaną role:</text:span></text:p>
      <text:list text:style-name="LFO2" text:continue-numbering="true">
        <text:list-item>
          <text:p text:style-name="P25">Administrator:<text:s/>jest dodawany<text:s/>ręcznie,<text:s/>przy tworzeniu bazy danych i ma dostęp do wszystkich funkcji (pełne<text:s/>zarządzanie towarem, zarządzanie rolami użytkowników, itp.). Docelowo jest tylko jeden taki użytkownik.</text:p>
        </text:list-item>
        <text:list-item>
          <text:p text:style-name="P26">Kierownik:<text:s/>rola nadawana przez konto administratora. Ma dostęp do<text:s/>pełnego<text:s/>zarządzania<text:s/>towarem<text:s/>oraz<text:s/>nadawania roli<text:s/>„magazynier”.</text:p>
        </text:list-item>
        <text:list-item>
          <text:p text:style-name="P27">Magazynier: rola nadawana przez Kierownika. Ma dostęp do<text:s/>pełnego zarządzania towarem.</text:p>
        </text:list-item>
        <text:list-item>
          <text:p text:style-name="P28">Użytkownik:<text:s/>rola automatycznie przydzielana, podczas rejestracji.<text:s/>Może jedynie przeglądać towar.</text:p>
        </text:list-item>
      </text:list>
      <text:p text:style-name="P29"><text:span text:style-name="T30">e</text:span><text:span text:style-name="T31">) <text:s/>Zarządzanie stanami magazynowymi</text:span></text:p>
      <text:p text:style-name="P32">- Blokada towarów<text:s/>(Magazynier, Kierownik lub Administrator<text:s/>ma możliwość dodania do konkretnego towaru statusu<text:s/>„Zablokowane”).</text:p>
      <text:p text:style-name="P33"><text:span text:style-name="T34"><text:tab/></text:span><text:span text:style-name="T35"><text:s/>f) Generowanie dokumentów</text:span></text:p>
      <text:p text:style-name="P36">Generowanie pliku tekstowego, z danymi konkretnego towaru podczas rejestracji<text:s/>oraz<text:s/>jego<text:s/>usuwania.</text:p>
      <text:p text:style-name="P37"><text:tab/><text:tab/></text:p>
      <text:p text:style-name="P38">Możliwości rozbudowy:</text:p>
      <text:list text:style-name="LFO5" text:continue-numbering="true">
        <text:list-item>
          <text:p text:style-name="P39">Obsługiwanie<text:s/>wielu<text:s/>magazynów, na jednej stronie internetowej.</text:p>
        </text:list-item>
        <text:list-item>
          <text:p text:style-name="P40">Generowanie kodów QR, które można przykleić do fizycznego<text:s/>obiektu (po zeskanowaniu wyświetlą się informacje o towarze)</text:p>
        </text:list-item>
        <text:list-item>
          <text:p text:style-name="P41">Wykorzystanie AI do prognozowania przyszłego popytu na produkt.</text:p>
        </text:list-item>
        <text:list-item>
          <text:p text:style-name="P42">Wysyłanie alertów o niskiej liczebności danego towaru.</text:p>
        </text:list-item>
        <text:list-item>
          <text:p text:style-name="P43">Śledzenie historii operacji magazynowych.</text:p>
        </text:list-item>
      </text:list>
      <text:p text:style-name="P44"/>
      <text:p text:style-name="P45"/>
      <text:p text:style-name="P46"/>
      <text:p text:style-name="P47"><text:line-break/></text:p>
      <text:p text:style-name="P48">Słownik projektu:</text:p>
      <text:p text:style-name="P49"/>
      <text:p text:style-name="Normal"><text:span text:style-name="T50">Administrator:<text:s/></text:span><text:span text:style-name="T51">Użytkownik z najwyższymi uprawnieniami, ma dostęp do wszystkich funkcji systemu.</text:span></text:p>
      <text:p text:style-name="Normal"><text:span text:style-name="T52">Blokada towarów:<text:s/></text:span><text:span text:style-name="T53">Funkcja pozwalająca na oznaczenie towaru jako „Zablokowane”. Towar z tym statusem jest wstrzymany od dalszych operacji magazynowych.</text:span></text:p>
      <text:p text:style-name="Normal"><text:span text:style-name="T54">Data ważności:<text:s/></text:span><text:span text:style-name="T55">Informacja o końcowej dacie, do której towar może być przechowywany lub użytkowany.</text:span></text:p>
      <text:p text:style-name="Normal"><text:span text:style-name="T56">Dokumenty:<text:s/></text:span><text:span text:style-name="T57">Pliki tekstowe generowane przy dodawaniu i usuwaniu towarów, zawierające dane na</text:span><text:span text:style-name="T58"><text:s/>ich temat</text:span><text:span text:style-name="T59">.</text:span></text:p>
      <text:p text:style-name="Normal"><text:span text:style-name="T60">Generowanie dokumentów:<text:s/></text:span><text:span text:style-name="T61">Automatyczne tworzenie pliku tekstowego</text:span><text:span text:style-name="T62">.</text:span></text:p>
      <text:p text:style-name="Normal"><text:span text:style-name="T63">Kierownik:<text:s/></text:span><text:span text:style-name="T64">Użytkownik posiadający uprawnienia do pełnego zarządzania towarem oraz nadawania ról magazynierom. Może być dodany przez Administratora.</text:span></text:p>
      <text:p text:style-name="Normal"><text:span text:style-name="T65">Kod QR:<text:s/></text:span><text:span text:style-name="T66">Unikatowy kod, który można wygenerować dla towaru. Po zeskanowaniu kodu, użytkownik uzyskuje informacje o danym towarze.</text:span><text:span text:style-name="T67"><text:s/></text:span></text:p>
      <text:p text:style-name="Normal"><text:span text:style-name="T68">Logowanie:<text:s/></text:span><text:span text:style-name="T69">Proces, podczas którego użytkownik wprowadza swoje dane uwierzytelniające, aby uzyskać dostęp do systemu.</text:span></text:p>
      <text:p text:style-name="Normal"><text:span text:style-name="T70">Magazynier:<text:s/></text:span><text:span text:style-name="T71">Użytkownik z uprawnieniami do pełnego zarządzania towarem. Rola ta jest nadawana przez Kierownika.</text:span></text:p>
      <text:p text:style-name="Normal"><text:span text:style-name="T72">Rejestracja:<text:s/></text:span><text:span text:style-name="T73">Proces tworzenia konta w systemie przez użytkownika</text:span><text:span text:style-name="T74">.<text:s/></text:span></text:p>
      <text:p text:style-name="Normal"><text:span text:style-name="T75">Rejestracja towaru:<text:s/></text:span><text:span text:style-name="T76">Proces dodawania nowego towaru do bazy danych przez Magazyniera, Kierownika lub Administratora poprzez formularz, w którym określa się nazwę, ilość, numer seryjny, opis oraz inne szczegóły towaru.</text:span></text:p>
      <text:p text:style-name="Normal"><text:span text:style-name="T77">Role:<text:s/></text:span><text:span text:style-name="T78">Poziomy uprawnień przypisywane użytkownikom systemu</text:span><text:span text:style-name="T79">.</text:span></text:p>
      <text:p text:style-name="Normal"><text:span text:style-name="T80">Stan magazynowy:<text:s/></text:span><text:span text:style-name="T81">Aktualna liczba dostępnych towarów w magazynie.<text:s/></text:span></text:p>
      <text:p text:style-name="Normal"><text:span text:style-name="T82">Towar:<text:s/></text:span><text:span text:style-name="T83">Obiekt przechowywany w magazynie.<text:s/></text:span></text:p>
      <text:p text:style-name="Normal"><text:span text:style-name="T84">Użytkownik:</text:span><text:span text:style-name="T85"><text:s/>Domyślna rola przypisana każdemu nowo zarejestrowanemu użytkownikowi.</text:span></text:p>
      <text:p text:style-name="Normal"><text:span text:style-name="T86">Usuwanie towaru:</text:span><text:span text:style-name="T87"><text:s/>Operacja pozwalająca na usunięcie towaru z bazy danych.<text:s/></text:span></text:p>
      <text:p text:style-name="Normal"><text:span text:style-name="T88">Zarządzanie stanami magazynowymi:<text:s/></text:span><text:span text:style-name="T89">Funkcja umożliwiająca kontrolę nad ilością towaru, jego blokowaniem, dodawaniem i usuwaniem</text:span><text:span text:style-name="T90">.</text:span></text:p>
      <text:p text:style-name="Normal"><text:span text:style-name="T91">Śledzenie historii operacji magazynowych:<text:s/></text:span><text:span text:style-name="T92">Funkcja, któr</text:span><text:span text:style-name="T93">a</text:span><text:span text:style-name="T94"><text:s/></text:span><text:span text:style-name="T95">p</text:span><text:span text:style-name="T96">ozwala na zapisywanie i monitorowanie wszystkich operacji związanych z towarem, takich jak dodawanie, usuwanie czy modyfikacj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TXihei" svg:font-family="STXihei" style:font-family-generic="system" style:font-pitch="variable" svg:panose-1="2 1 6 0 4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agłówek1Znak" style:display-name="Nagłówek 1 Znak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efaultParagraphFont">
      <style:text-properties style:font-name-asian="Yu Gothic Light" style:font-name-complex="Times New Roman" fo:color="#0F4761"/>
    </style:style>
    <style:style style:name="Nagłówek6Znak" style:display-name="Nagłówek 6 Znak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efaultParagraphFont">
      <style:text-properties style:font-name-asian="Yu Gothic Light" style:font-name-complex="Times New Roman" fo:color="#595959"/>
    </style:style>
    <style:style style:name="Nagłówek8Znak" style:display-name="Nagłówek 8 Znak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efaultParagraphFont">
      <style:text-properties style:font-name-asian="Yu Gothic Light" style:font-name-complex="Times New Roman" fo:color="#272727"/>
    </style:style>
    <style:style style:name="TytułZnak" style:display-name="Tytuł Znak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PodtytułZnak" style:display-name="Podtytuł Znak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ytatZnak" style:display-name="Cytat Znak" style:family="text" style:parent-style-name="DefaultParagraphFont">
      <style:text-properties fo:font-style="italic" style:font-style-asian="italic" style:font-style-complex="italic" fo:color="#404040"/>
    </style:style>
    <style:style style:name="CytatintensywnyZnak" style:display-name="Cytat intensywny Znak" style:family="text" style:parent-style-name="DefaultParagraphFont">
      <style:text-properties fo:font-style="italic" style:font-style-asian="italic" style:font-style-complex="italic" fo:color="#0F476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TXihei" style:font-name-asian="STXihe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7284in" text:min-label-width="0.25in" text:list-level-position-and-space-mode="label-alignment">
          <style:list-level-label-alignment text:label-followed-by="listtab" fo:margin-left="1.9784in" fo:text-indent="-0.25in"/>
        </style:list-level-properties>
        <style:text-properties style:font-name="STXihei"/>
      </text:list-level-style-bullet>
      <text:list-level-style-bullet text:level="2" text:style-name="WW_CharLFO2LVL2" text:bullet-char="o">
        <style:list-level-properties text:space-before="2.2284in" text:min-label-width="0.25in" text:list-level-position-and-space-mode="label-alignment">
          <style:list-level-label-alignment text:label-followed-by="listtab" fo:margin-left="2.47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84in" text:min-label-width="0.25in" text:list-level-position-and-space-mode="label-alignment">
          <style:list-level-label-alignment text:label-followed-by="listtab" fo:margin-left="2.97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84in" text:min-label-width="0.25in" text:list-level-position-and-space-mode="label-alignment">
          <style:list-level-label-alignment text:label-followed-by="listtab" fo:margin-left="3.47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84in" text:min-label-width="0.25in" text:list-level-position-and-space-mode="label-alignment">
          <style:list-level-label-alignment text:label-followed-by="listtab" fo:margin-left="3.97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84in" text:min-label-width="0.25in" text:list-level-position-and-space-mode="label-alignment">
          <style:list-level-label-alignment text:label-followed-by="listtab" fo:margin-left="4.47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84in" text:min-label-width="0.25in" text:list-level-position-and-space-mode="label-alignment">
          <style:list-level-label-alignment text:label-followed-by="listtab" fo:margin-left="5.47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84in" text:min-label-width="0.25in" text:list-level-position-and-space-mode="label-alignment">
          <style:list-level-label-alignment text:label-followed-by="listtab" fo:margin-left="5.9784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ksandra Krzyżak (ak305112)</meta:initial-creator>
    <dc:creator>Kacper Baryłowicz (kb305480)</dc:creator>
    <meta:creation-date>2024-10-21T12:42:00Z</meta:creation-date>
    <dc:date>2024-10-21T12:42:00Z</dc:date>
    <meta:template xlink:href="Normal.dotm" xlink:type="simple"/>
    <meta:editing-cycles>59</meta:editing-cycles>
    <meta:editing-duration>PT3900S</meta:editing-duration>
    <meta:user-defined meta:name="ContentTypeId">0x01010022A5630711B1404C934A71D68A447EDA</meta:user-defined>
    <meta:document-statistic meta:page-count="1" meta:paragraph-count="8" meta:word-count="642" meta:character-count="4295" meta:row-count="30" meta:non-whitespace-character-count="3661"/>
  </office:meta>
</office:document-meta>
</file>